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6CD0587FE3872A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39cm, 2.726cm, 12.716cm, 5.17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44cm" svg:height="20.799cm" svg:x="0.892cm" svg:y="2.392cm">
          <draw:image xlink:href="Pictures/10000000000005E8000007E0D6CD0587FE3872A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48:17.674920412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